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6">
      <style:table-cell-properties fo:background-color="#dddddd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9" style:family="table-cell" style:parent-style-name="Default" style:data-style-name="N126">
      <style:table-cell-properties fo:background-color="#ddddd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26">
      <style:table-cell-properties fo:background-color="#dddddd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42" style:family="table-cell" style:parent-style-name="Default" style:data-style-name="N126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 style:data-style-name="N1"/>
    <style:style style:name="ce30" style:family="table-cell" style:parent-style-name="Default" style:data-style-name="N121"/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374in" svg:height="4.6327in" svg:x="0.335in" svg:y="0.3031in">
            <draw:object draw:notify-on-update-of-ranges="Sheet1.A39:Sheet1.A39 Sheet1.B39:Sheet1.O39 Sheet1.A40:Sheet1.A40 Sheet1.B40:Sheet1.O40 Sheet1.A41:Sheet1.A41 Sheet1.B41:Sheet1.O41 Sheet1.A42:Sheet1.A42 Sheet1.B42:Sheet1.O42 Sheet1.A44:Sheet1.A44 Sheet1.B44:Sheet1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number-columns-repeated="1008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19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4" table:number-rows-spanned="1">
            <text:p>coverage</text:p>
          </table:table-cell>
          <table:covered-table-cell table:number-columns-repeated="3"/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19500" calcext:value-type="float">
            <text:p>19500</text:p>
          </table:table-cell>
          <table:table-cell table:style-name="ce31"/>
          <table:table-cell table:style-name="ce7" office:value-type="float" office:value="16792" calcext:value-type="float">
            <text:p>16792</text:p>
          </table:table-cell>
          <table:table-cell table:style-name="ce7" office:value-type="float" office:value="17716" calcext:value-type="float">
            <text:p>17716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2]/[.$E32]" office:value-type="percentage" office:value="0.861128205128205" calcext:value-type="percentage">
            <text:p>86.1%</text:p>
          </table:table-cell>
          <table:table-cell table:style-name="ce47" table:formula="of:=[.H32]/[.$E32]" office:value-type="percentage" office:value="0.908512820512821" calcext:value-type="percentage">
            <text:p>90.9%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5" table:number-rows-spanned="1">
            <text:p>mean emerge rate for -j4 wrt bias (== mean of installed packages before a package has no new deps)</text:p>
          </table:table-cell>
          <table:covered-table-cell table:number-columns-repeated="12" table:style-name="ce1"/>
          <table:covered-table-cell table:style-name="ce17"/>
          <table:covered-table-cell table:style-name="ce48"/>
          <table:table-cell table:style-name="ce17" table:number-columns-repeated="1008"/>
        </table:table-row>
        <table:table-row table:style-name="ro1">
          <table:table-cell table:style-name="ce4" office:value-type="string" calcext:value-type="string">
            <text:p>bias</text:p>
          </table:table-cell>
          <table:table-cell table:style-name="ce9" table:number-columns-repeated="11"/>
          <table:table-cell table:style-name="ce43"/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9" office:value-type="float" office:value="-6500" calcext:value-type="float">
            <text:p>-6500</text:p>
          </table:table-cell>
          <table:table-cell table:style-name="ce9" table:formula="of:=([.B$45]+[.$A39])/[.B$47]" office:value-type="float" office:value="-3986.33333333333" calcext:value-type="float">
            <text:p>-3986</text:p>
          </table:table-cell>
          <table:table-cell table:style-name="ce9" table:formula="of:=([.C$45]+[.$A39])/[.C$47]" office:value-type="float" office:value="-927.208333333333" calcext:value-type="float">
            <text:p>-927</text:p>
          </table:table-cell>
          <table:table-cell table:style-name="ce9" table:formula="of:=([.D$45]+[.$A39])/[.D$47]" office:value-type="float" office:value="-114.555555555556" calcext:value-type="float">
            <text:p>-115</text:p>
          </table:table-cell>
          <table:table-cell table:style-name="ce9" table:formula="of:=([.E$45]+[.$A39])/[.E$47]" office:value-type="float" office:value="214.791666666667" calcext:value-type="float">
            <text:p>215</text:p>
          </table:table-cell>
          <table:table-cell table:style-name="ce9" table:formula="of:=([.F$45]+[.$A39])/[.F$47]" office:value-type="float" office:value="381.4" calcext:value-type="float">
            <text:p>381</text:p>
          </table:table-cell>
          <table:table-cell table:style-name="ce9" table:formula="of:=([.G$45]+[.$A39])/[.G$47]" office:value-type="float" office:value="469.847222222222" calcext:value-type="float">
            <text:p>470</text:p>
          </table:table-cell>
          <table:table-cell table:style-name="ce9" table:formula="of:=([.H$45]+[.$A39])/[.H$47]" office:value-type="float" office:value="518.952380952381" calcext:value-type="float">
            <text:p>519</text:p>
          </table:table-cell>
          <table:table-cell table:style-name="ce43" table:formula="of:=([.I$45]+[.$A39])/[.I$47]" office:value-type="float" office:value="549.15625" calcext:value-type="float">
            <text:p>549</text:p>
          </table:table-cell>
          <table:table-cell table:style-name="ce43" table:formula="of:=([.J$45]+[.$A39])/[.J$47]" office:value-type="float" office:value="571.170634920635" calcext:value-type="float">
            <text:p>571</text:p>
          </table:table-cell>
          <table:table-cell table:style-name="ce43" table:formula="of:=([.K$45]+[.$A39])/[.K$47]" office:value-type="float" office:value="581.973571428571" calcext:value-type="float">
            <text:p>582</text:p>
          </table:table-cell>
          <table:table-cell table:style-name="ce29" table:formula="of:=([.L$45]+[.$A39])/[.L$47]" office:value-type="float" office:value="583.594155844156" calcext:value-type="float">
            <text:p>584</text:p>
          </table:table-cell>
          <table:table-cell table:style-name="ce43" table:formula="of:=([.M$45]+[.$A39])/[.M$47]" office:value-type="float" office:value="582.661309523809" calcext:value-type="float">
            <text:p>583</text:p>
          </table:table-cell>
          <table:table-cell table:style-name="ce43" table:formula="of:=([.N$45]+[.$A39])/[.N$47]" office:value-type="float" office:value="579.264285714286" calcext:value-type="float">
            <text:p>579</text:p>
          </table:table-cell>
          <table:table-cell table:style-name="ce43" table:formula="of:=([.O$45]+[.$A39])/[.O$47]" office:value-type="float" office:value="570.566836734694" calcext:value-type="float">
            <text:p>571</text:p>
          </table:table-cell>
          <table:table-cell table:number-columns-repeated="1008"/>
        </table:table-row>
        <table:table-row table:style-name="ro1">
          <table:table-cell table:style-name="ce9" office:value-type="float" office:value="-5000" calcext:value-type="float">
            <text:p>-5000</text:p>
          </table:table-cell>
          <table:table-cell table:style-name="ce9" table:formula="of:=([.B$45]+[.$A40])/[.B$47]" office:value-type="float" office:value="-2486.33333333333" calcext:value-type="float">
            <text:p>-2486</text:p>
          </table:table-cell>
          <table:table-cell table:style-name="ce9" table:formula="of:=([.C$45]+[.$A40])/[.C$47]" office:value-type="float" office:value="-177.208333333333" calcext:value-type="float">
            <text:p>-177</text:p>
          </table:table-cell>
          <table:table-cell table:style-name="ce9" table:formula="of:=([.D$45]+[.$A40])/[.D$47]" office:value-type="float" office:value="385.444444444444" calcext:value-type="float">
            <text:p>385</text:p>
          </table:table-cell>
          <table:table-cell table:style-name="ce9" table:formula="of:=([.E$45]+[.$A40])/[.E$47]" office:value-type="float" office:value="589.791666666667" calcext:value-type="float">
            <text:p>590</text:p>
          </table:table-cell>
          <table:table-cell table:style-name="ce9" table:formula="of:=([.F$45]+[.$A40])/[.F$47]" office:value-type="float" office:value="681.4" calcext:value-type="float">
            <text:p>681</text:p>
          </table:table-cell>
          <table:table-cell table:style-name="ce9" table:formula="of:=([.G$45]+[.$A40])/[.G$47]" office:value-type="float" office:value="719.847222222222" calcext:value-type="float">
            <text:p>720</text:p>
          </table:table-cell>
          <table:table-cell table:style-name="ce9" table:formula="of:=([.H$45]+[.$A40])/[.H$47]" office:value-type="float" office:value="733.238095238095" calcext:value-type="float">
            <text:p>733</text:p>
          </table:table-cell>
          <table:table-cell table:style-name="ce43" table:formula="of:=([.I$45]+[.$A40])/[.I$47]" office:value-type="float" office:value="736.65625" calcext:value-type="float">
            <text:p>737</text:p>
          </table:table-cell>
          <table:table-cell table:style-name="ce29" table:formula="of:=([.J$45]+[.$A40])/[.J$47]" office:value-type="float" office:value="737.837301587301" calcext:value-type="float">
            <text:p>738</text:p>
          </table:table-cell>
          <table:table-cell table:style-name="ce9" table:formula="of:=([.K$45]+[.$A40])/[.K$47]" office:value-type="float" office:value="731.973571428571" calcext:value-type="float">
            <text:p>732</text:p>
          </table:table-cell>
          <table:table-cell table:style-name="ce9" table:formula="of:=([.L$45]+[.$A40])/[.L$47]" office:value-type="float" office:value="719.957792207792" calcext:value-type="float">
            <text:p>720</text:p>
          </table:table-cell>
          <table:table-cell table:style-name="ce9" table:formula="of:=([.M$45]+[.$A40])/[.M$47]" office:value-type="float" office:value="707.661309523809" calcext:value-type="float">
            <text:p>708</text:p>
          </table:table-cell>
          <table:table-cell table:style-name="ce9" table:formula="of:=([.N$45]+[.$A40])/[.N$47]" office:value-type="float" office:value="694.648901098901" calcext:value-type="float">
            <text:p>695</text:p>
          </table:table-cell>
          <table:table-cell table:style-name="ce9" table:formula="of:=([.O$45]+[.$A40])/[.O$47]" office:value-type="float" office:value="677.709693877551" calcext:value-type="float">
            <text:p>678</text:p>
          </table:table-cell>
          <table:table-cell table:number-columns-repeated="1008"/>
        </table:table-row>
        <table:table-row table:style-name="ro1">
          <table:table-cell table:style-name="ce9" office:value-type="float" office:value="-3500" calcext:value-type="float">
            <text:p>-3500</text:p>
          </table:table-cell>
          <table:table-cell table:style-name="ce9" table:formula="of:=([.B$45]+[.$A41])/[.B$47]" office:value-type="float" office:value="-986.333333333334" calcext:value-type="float">
            <text:p>-986</text:p>
          </table:table-cell>
          <table:table-cell table:style-name="ce9" table:formula="of:=([.C$45]+[.$A41])/[.C$47]" office:value-type="float" office:value="572.791666666667" calcext:value-type="float">
            <text:p>573</text:p>
          </table:table-cell>
          <table:table-cell table:style-name="ce9" table:formula="of:=([.D$45]+[.$A41])/[.D$47]" office:value-type="float" office:value="885.444444444444" calcext:value-type="float">
            <text:p>885</text:p>
          </table:table-cell>
          <table:table-cell table:style-name="ce9" table:formula="of:=([.E$45]+[.$A41])/[.E$47]" office:value-type="float" office:value="964.791666666667" calcext:value-type="float">
            <text:p>965</text:p>
          </table:table-cell>
          <table:table-cell table:style-name="ce29" table:formula="of:=([.F$45]+[.$A41])/[.F$47]" office:value-type="float" office:value="981.4" calcext:value-type="float">
            <text:p>981</text:p>
          </table:table-cell>
          <table:table-cell table:style-name="ce43" table:formula="of:=([.G$45]+[.$A41])/[.G$47]" office:value-type="float" office:value="969.847222222222" calcext:value-type="float">
            <text:p>970</text:p>
          </table:table-cell>
          <table:table-cell table:style-name="ce43" table:formula="of:=([.H$45]+[.$A41])/[.H$47]" office:value-type="float" office:value="947.523809523809" calcext:value-type="float">
            <text:p>948</text:p>
          </table:table-cell>
          <table:table-cell table:style-name="ce9" table:formula="of:=([.I$45]+[.$A41])/[.I$47]" office:value-type="float" office:value="924.15625" calcext:value-type="float">
            <text:p>924</text:p>
          </table:table-cell>
          <table:table-cell table:style-name="ce9" table:formula="of:=([.J$45]+[.$A41])/[.J$47]" office:value-type="float" office:value="904.503968253968" calcext:value-type="float">
            <text:p>905</text:p>
          </table:table-cell>
          <table:table-cell table:style-name="ce9" table:formula="of:=([.K$45]+[.$A41])/[.K$47]" office:value-type="float" office:value="881.973571428571" calcext:value-type="float">
            <text:p>882</text:p>
          </table:table-cell>
          <table:table-cell table:style-name="ce9" table:formula="of:=([.L$45]+[.$A41])/[.L$47]" office:value-type="float" office:value="856.321428571428" calcext:value-type="float">
            <text:p>856</text:p>
          </table:table-cell>
          <table:table-cell table:style-name="ce9" table:formula="of:=([.M$45]+[.$A41])/[.M$47]" office:value-type="float" office:value="832.661309523809" calcext:value-type="float">
            <text:p>833</text:p>
          </table:table-cell>
          <table:table-cell table:style-name="ce9" table:formula="of:=([.N$45]+[.$A41])/[.N$47]" office:value-type="float" office:value="810.033516483516" calcext:value-type="float">
            <text:p>810</text:p>
          </table:table-cell>
          <table:table-cell table:style-name="ce9" table:formula="of:=([.O$45]+[.$A41])/[.O$47]" office:value-type="float" office:value="784.852551020408" calcext:value-type="float">
            <text:p>785</text:p>
          </table:table-cell>
          <table:table-cell table:number-columns-repeated="1008"/>
        </table:table-row>
        <table:table-row table:style-name="ro1">
          <table:table-cell table:style-name="ce9" office:value-type="float" office:value="-2000" calcext:value-type="float">
            <text:p>-2000</text:p>
          </table:table-cell>
          <table:table-cell table:style-name="ce9" table:formula="of:=([.B$45]+[.$A42])/[.B$47]" office:value-type="float" office:value="513.666666666667" calcext:value-type="float">
            <text:p>514</text:p>
          </table:table-cell>
          <table:table-cell table:style-name="ce9" table:formula="of:=([.C$45]+[.$A42])/[.C$47]" office:value-type="float" office:value="1322.79166666667" calcext:value-type="float">
            <text:p>1323</text:p>
          </table:table-cell>
          <table:table-cell table:style-name="ce29" table:formula="of:=([.D$45]+[.$A42])/[.D$47]" office:value-type="float" office:value="1385.44444444444" calcext:value-type="float">
            <text:p>1385</text:p>
          </table:table-cell>
          <table:table-cell table:style-name="ce43" table:formula="of:=([.E$45]+[.$A42])/[.E$47]" office:value-type="float" office:value="1339.79166666667" calcext:value-type="float">
            <text:p>1340</text:p>
          </table:table-cell>
          <table:table-cell table:style-name="ce9" table:formula="of:=([.F$45]+[.$A42])/[.F$47]" office:value-type="float" office:value="1281.4" calcext:value-type="float">
            <text:p>1281</text:p>
          </table:table-cell>
          <table:table-cell table:style-name="ce9" table:formula="of:=([.G$45]+[.$A42])/[.G$47]" office:value-type="float" office:value="1219.84722222222" calcext:value-type="float">
            <text:p>1220</text:p>
          </table:table-cell>
          <table:table-cell table:style-name="ce9" table:formula="of:=([.H$45]+[.$A42])/[.H$47]" office:value-type="float" office:value="1161.80952380952" calcext:value-type="float">
            <text:p>1162</text:p>
          </table:table-cell>
          <table:table-cell table:style-name="ce9" table:formula="of:=([.I$45]+[.$A42])/[.I$47]" office:value-type="float" office:value="1111.65625" calcext:value-type="float">
            <text:p>1112</text:p>
          </table:table-cell>
          <table:table-cell table:style-name="ce9" table:formula="of:=([.J$45]+[.$A42])/[.J$47]" office:value-type="float" office:value="1071.17063492063" calcext:value-type="float">
            <text:p>1071</text:p>
          </table:table-cell>
          <table:table-cell table:style-name="ce9" table:formula="of:=([.K$45]+[.$A42])/[.K$47]" office:value-type="float" office:value="1031.97357142857" calcext:value-type="float">
            <text:p>1032</text:p>
          </table:table-cell>
          <table:table-cell table:style-name="ce9" table:formula="of:=([.L$45]+[.$A42])/[.L$47]" office:value-type="float" office:value="992.685064935065" calcext:value-type="float">
            <text:p>993</text:p>
          </table:table-cell>
          <table:table-cell table:style-name="ce9" table:formula="of:=([.M$45]+[.$A42])/[.M$47]" office:value-type="float" office:value="957.661309523809" calcext:value-type="float">
            <text:p>958</text:p>
          </table:table-cell>
          <table:table-cell table:style-name="ce9" table:formula="of:=([.N$45]+[.$A42])/[.N$47]" office:value-type="float" office:value="925.418131868132" calcext:value-type="float">
            <text:p>925</text:p>
          </table:table-cell>
          <table:table-cell table:style-name="ce9" table:formula="of:=([.O$45]+[.$A42])/[.O$47]" office:value-type="float" office:value="891.995408163265" calcext:value-type="float">
            <text:p>892</text:p>
          </table:table-cell>
          <table:table-cell table:number-columns-repeated="1008"/>
        </table:table-row>
        <table:table-row table:style-name="ro1">
          <table:table-cell table:style-name="ce11" table:number-columns-repeated="9"/>
          <table:table-cell table:style-name="ce42"/>
          <table:table-cell table:style-name="ce11" table:number-columns-repeated="5"/>
          <table:table-cell table:number-columns-repeated="1008"/>
        </table:table-row>
        <table:table-row table:style-name="ro1">
          <table:table-cell table:style-name="ce12" office:value-type="string" calcext:value-type="string">
            <text:p>avg thruput</text:p>
          </table:table-cell>
          <table:table-cell table:style-name="ce9" table:formula="of:=AVERAGEIF([.B49:.B84];&quot;&gt;0&quot;)" office:value-type="float" office:value="2513.66666666667" calcext:value-type="float">
            <text:p>2514</text:p>
          </table:table-cell>
          <table:table-cell table:style-name="ce9" table:formula="of:=AVERAGEIF([.C49:.C84];&quot;&gt;0&quot;)" office:value-type="float" office:value="2131.91666666667" calcext:value-type="float">
            <text:p>2132</text:p>
          </table:table-cell>
          <table:table-cell table:style-name="ce9" table:formula="of:=AVERAGEIF([.D49:.D84];&quot;&gt;0&quot;)" office:value-type="float" office:value="1510.75" calcext:value-type="float">
            <text:p>1511</text:p>
          </table:table-cell>
          <table:table-cell table:style-name="ce9" table:formula="of:=AVERAGEIF([.E49:.E84];&quot;&gt;0&quot;)" office:value-type="float" office:value="1202.83333333333" calcext:value-type="float">
            <text:p>1203</text:p>
          </table:table-cell>
          <table:table-cell table:style-name="ce9" table:formula="of:=AVERAGEIF([.F49:.F84];&quot;&gt;0&quot;)" office:value-type="float" office:value="1047.83333333333" calcext:value-type="float">
            <text:p>1048</text:p>
          </table:table-cell>
          <table:table-cell table:style-name="ce9" table:formula="of:=AVERAGEIF([.G49:.G84];&quot;&gt;0&quot;)" office:value-type="float" office:value="912.083333333333" calcext:value-type="float">
            <text:p>912</text:p>
          </table:table-cell>
          <table:table-cell table:style-name="ce9" table:formula="of:=AVERAGEIF([.H49:.H84];&quot;&gt;0&quot;)" office:value-type="float" office:value="813.583333333333" calcext:value-type="float">
            <text:p>814</text:p>
          </table:table-cell>
          <table:table-cell table:style-name="ce9" table:formula="of:=AVERAGEIF([.I49:.I84];&quot;&gt;0&quot;)" office:value-type="float" office:value="760.583333333333" calcext:value-type="float">
            <text:p>761</text:p>
          </table:table-cell>
          <table:table-cell table:style-name="ce9" table:formula="of:=AVERAGEIF([.J49:.J84];&quot;&gt;0&quot;)" office:value-type="float" office:value="747.285714285714" calcext:value-type="float">
            <text:p>747</text:p>
          </table:table-cell>
          <table:table-cell table:style-name="ce9" table:formula="of:=AVERAGEIF([.K49:.K84];&quot;&gt;0&quot;)" office:value-type="float" office:value="679.2" calcext:value-type="float">
            <text:p>679</text:p>
          </table:table-cell>
          <table:table-cell table:style-name="ce9" table:formula="of:=AVERAGEIF([.L49:.L84];&quot;&gt;0&quot;)" office:value-type="float" office:value="599.8" calcext:value-type="float">
            <text:p>600</text:p>
          </table:table-cell>
          <table:table-cell table:style-name="ce9" table:formula="of:=AVERAGEIF([.M49:.M84];&quot;&gt;0&quot;)" office:value-type="float" office:value="572.4" calcext:value-type="float">
            <text:p>572</text:p>
          </table:table-cell>
          <table:table-cell table:style-name="ce9" table:formula="of:=AVERAGEIF([.N49:.N84];&quot;&gt;0&quot;)" office:value-type="float" office:value="538.5" calcext:value-type="float">
            <text:p>539</text:p>
          </table:table-cell>
          <table:table-cell table:style-name="ce9" table:formula="of:=AVERAGEIF([.O49:.O84];&quot;&gt;0&quot;)" office:value-type="float" office:value="457.5" calcext:value-type="float">
            <text:p>458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cumulated</text:p>
          </table:table-cell>
          <table:table-cell table:style-name="ce9" table:formula="of:=SUM([.$B$44:.B44])" office:value-type="float" office:value="2513.66666666667" calcext:value-type="float">
            <text:p>2514</text:p>
          </table:table-cell>
          <table:table-cell table:style-name="ce9" table:formula="of:=SUM([.$B$44:.C44])" office:value-type="float" office:value="4645.58333333333" calcext:value-type="float">
            <text:p>4646</text:p>
          </table:table-cell>
          <table:table-cell table:style-name="ce9" table:formula="of:=SUM([.$B$44:.D44])" office:value-type="float" office:value="6156.33333333333" calcext:value-type="float">
            <text:p>6156</text:p>
          </table:table-cell>
          <table:table-cell table:style-name="ce9" table:formula="of:=SUM([.$B$44:.E44])" office:value-type="float" office:value="7359.16666666667" calcext:value-type="float">
            <text:p>7359</text:p>
          </table:table-cell>
          <table:table-cell table:style-name="ce9" table:formula="of:=SUM([.$B$44:.F44])" office:value-type="float" office:value="8407" calcext:value-type="float">
            <text:p>8407</text:p>
          </table:table-cell>
          <table:table-cell table:style-name="ce9" table:formula="of:=SUM([.$B$44:.G44])" office:value-type="float" office:value="9319.08333333333" calcext:value-type="float">
            <text:p>9319</text:p>
          </table:table-cell>
          <table:table-cell table:style-name="ce9" table:formula="of:=SUM([.$B$44:.H44])" office:value-type="float" office:value="10132.6666666667" calcext:value-type="float">
            <text:p>10133</text:p>
          </table:table-cell>
          <table:table-cell table:style-name="ce9" table:formula="of:=SUM([.$B$44:.I44])" office:value-type="float" office:value="10893.25" calcext:value-type="float">
            <text:p>10893</text:p>
          </table:table-cell>
          <table:table-cell table:style-name="ce9" table:formula="of:=SUM([.$B$44:.J44])" office:value-type="float" office:value="11640.5357142857" calcext:value-type="float">
            <text:p>11641</text:p>
          </table:table-cell>
          <table:table-cell table:style-name="ce9" table:formula="of:=SUM([.$B$44:.K44])" office:value-type="float" office:value="12319.7357142857" calcext:value-type="float">
            <text:p>12320</text:p>
          </table:table-cell>
          <table:table-cell table:style-name="ce9" table:formula="of:=SUM([.$B$44:.L44])" office:value-type="float" office:value="12919.5357142857" calcext:value-type="float">
            <text:p>12920</text:p>
          </table:table-cell>
          <table:table-cell table:style-name="ce9" table:formula="of:=SUM([.$B$44:.M44])" office:value-type="float" office:value="13491.9357142857" calcext:value-type="float">
            <text:p>13492</text:p>
          </table:table-cell>
          <table:table-cell table:style-name="ce9" table:formula="of:=SUM([.$B$44:.N44])" office:value-type="float" office:value="14030.4357142857" calcext:value-type="float">
            <text:p>14030</text:p>
          </table:table-cell>
          <table:table-cell table:style-name="ce9" table:formula="of:=SUM([.$B$44:.O44])" office:value-type="float" office:value="14487.9357142857" calcext:value-type="float">
            <text:p>1448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47]+1" office:value-type="float" office:value="2" calcext:value-type="float">
            <text:p>2</text:p>
          </table:table-cell>
          <table:table-cell table:style-name="ce35" table:formula="of:=[.C47]+1" office:value-type="float" office:value="3" calcext:value-type="float">
            <text:p>3</text:p>
          </table:table-cell>
          <table:table-cell table:style-name="ce35" table:formula="of:=[.D47]+1" office:value-type="float" office:value="4" calcext:value-type="float">
            <text:p>4</text:p>
          </table:table-cell>
          <table:table-cell table:style-name="ce35" table:formula="of:=[.E47]+1" office:value-type="float" office:value="5" calcext:value-type="float">
            <text:p>5</text:p>
          </table:table-cell>
          <table:table-cell table:style-name="ce35" table:formula="of:=[.F47]+1" office:value-type="float" office:value="6" calcext:value-type="float">
            <text:p>6</text:p>
          </table:table-cell>
          <table:table-cell table:style-name="ce35" table:formula="of:=[.G47]+1" office:value-type="float" office:value="7" calcext:value-type="float">
            <text:p>7</text:p>
          </table:table-cell>
          <table:table-cell table:style-name="ce35" table:formula="of:=[.H47]+1" office:value-type="float" office:value="8" calcext:value-type="float">
            <text:p>8</text:p>
          </table:table-cell>
          <table:table-cell table:style-name="ce35" table:formula="of:=[.I47]+1" office:value-type="float" office:value="9" calcext:value-type="float">
            <text:p>9</text:p>
          </table:table-cell>
          <table:table-cell table:style-name="ce35" table:formula="of:=[.J47]+1" office:value-type="float" office:value="10" calcext:value-type="float">
            <text:p>10</text:p>
          </table:table-cell>
          <table:table-cell table:style-name="ce35" table:formula="of:=[.K47]+1" office:value-type="float" office:value="11" calcext:value-type="float">
            <text:p>11</text:p>
          </table:table-cell>
          <table:table-cell table:style-name="ce35" table:formula="of:=[.L47]+1" office:value-type="float" office:value="12" calcext:value-type="float">
            <text:p>12</text:p>
          </table:table-cell>
          <table:table-cell table:style-name="ce35" table:formula="of:=[.M47]+1" office:value-type="float" office:value="13" calcext:value-type="float">
            <text:p>13</text:p>
          </table:table-cell>
          <table:table-cell table:style-name="ce35" table:formula="of:=[.N47]+1" office:value-type="float" office:value="14" calcext:value-type="float">
            <text:p>14</text:p>
          </table:table-cell>
          <table:table-cell table:style-name="ce53"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4-20210819-123447</text:p>
          </table:table-cell>
          <table:table-cell table:style-name="ce16" office:value-type="float" office:value="2689" calcext:value-type="float">
            <text:p>2689</text:p>
          </table:table-cell>
          <table:table-cell table:style-name="ce16" office:value-type="float" office:value="1920" calcext:value-type="float">
            <text:p>1920</text:p>
          </table:table-cell>
          <table:table-cell table:style-name="ce16" office:value-type="float" office:value="1464" calcext:value-type="float">
            <text:p>1464</text:p>
          </table:table-cell>
          <table:table-cell table:style-name="ce16" office:value-type="float" office:value="1134" calcext:value-type="float">
            <text:p>1134</text:p>
          </table:table-cell>
          <table:table-cell table:style-name="ce16" office:value-type="float" office:value="1063" calcext:value-type="float">
            <text:p>1063</text:p>
          </table:table-cell>
          <table:table-cell table:style-name="ce16" office:value-type="float" office:value="1019" calcext:value-type="float">
            <text:p>1019</text:p>
          </table:table-cell>
          <table:table-cell table:style-name="ce16" office:value-type="float" office:value="791" calcext:value-type="float">
            <text:p>791</text:p>
          </table:table-cell>
          <table:table-cell table:style-name="ce16" office:value-type="float" office:value="770" calcext:value-type="float">
            <text:p>770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4-20210822-105101</text:p>
          </table:table-cell>
          <table:table-cell table:style-name="ce16" office:value-type="float" office:value="2749" calcext:value-type="float">
            <text:p>2749</text:p>
          </table:table-cell>
          <table:table-cell table:style-name="ce16" office:value-type="float" office:value="2233" calcext:value-type="float">
            <text:p>2233</text:p>
          </table:table-cell>
          <table:table-cell table:style-name="ce16" office:value-type="float" office:value="1697" calcext:value-type="float">
            <text:p>1697</text:p>
          </table:table-cell>
          <table:table-cell table:style-name="ce16" office:value-type="float" office:value="1302" calcext:value-type="float">
            <text:p>1302</text:p>
          </table:table-cell>
          <table:table-cell table:style-name="ce16" office:value-type="float" office:value="966" calcext:value-type="float">
            <text:p>966</text:p>
          </table:table-cell>
          <table:table-cell table:style-name="ce16" office:value-type="float" office:value="868" calcext:value-type="float">
            <text:p>868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793" calcext:value-type="float">
            <text:p>79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4-20210822-190004</text:p>
          </table:table-cell>
          <table:table-cell table:style-name="ce16" office:value-type="float" office:value="2147" calcext:value-type="float">
            <text:p>2147</text:p>
          </table:table-cell>
          <table:table-cell table:style-name="ce16" office:value-type="float" office:value="2326" calcext:value-type="float">
            <text:p>2326</text:p>
          </table:table-cell>
          <table:table-cell table:style-name="ce16" office:value-type="float" office:value="1577" calcext:value-type="float">
            <text:p>1577</text:p>
          </table:table-cell>
          <table:table-cell table:style-name="ce16" office:value-type="float" office:value="1352" calcext:value-type="float">
            <text:p>1352</text:p>
          </table:table-cell>
          <table:table-cell table:style-name="ce16" office:value-type="float" office:value="987" calcext:value-type="float">
            <text:p>987</text:p>
          </table:table-cell>
          <table:table-cell table:style-name="ce16" office:value-type="float" office:value="881" calcext:value-type="float">
            <text:p>881</text:p>
          </table:table-cell>
          <table:table-cell table:style-name="ce16" office:value-type="float" office:value="862" calcext:value-type="float">
            <text:p>862</text:p>
          </table:table-cell>
          <table:table-cell table:style-name="ce16" office:value-type="float" office:value="829" calcext:value-type="float">
            <text:p>829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4-20210822-201008</text:p>
          </table:table-cell>
          <table:table-cell table:style-name="ce16" office:value-type="float" office:value="3048" calcext:value-type="float">
            <text:p>3048</text:p>
          </table:table-cell>
          <table:table-cell table:style-name="ce16" office:value-type="float" office:value="2042" calcext:value-type="float">
            <text:p>2042</text:p>
          </table:table-cell>
          <table:table-cell table:style-name="ce16" office:value-type="float" office:value="1517" calcext:value-type="float">
            <text:p>1517</text:p>
          </table:table-cell>
          <table:table-cell table:style-name="ce16" office:value-type="float" office:value="1160" calcext:value-type="float">
            <text:p>1160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844" calcext:value-type="float">
            <text:p>844</text:p>
          </table:table-cell>
          <table:table-cell table:style-name="ce16" office:value-type="float" office:value="789" calcext:value-type="float">
            <text:p>789</text:p>
          </table:table-cell>
          <table:table-cell table:style-name="ce16" office:value-type="float" office:value="787" calcext:value-type="float">
            <text:p>787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4-20210822-130025</text:p>
          </table:table-cell>
          <table:table-cell table:style-name="ce16" office:value-type="float" office:value="2112" calcext:value-type="float">
            <text:p>2112</text:p>
          </table:table-cell>
          <table:table-cell table:style-name="ce16" office:value-type="float" office:value="2175" calcext:value-type="float">
            <text:p>2175</text:p>
          </table:table-cell>
          <table:table-cell table:style-name="ce16" office:value-type="float" office:value="1545" calcext:value-type="float">
            <text:p>1545</text:p>
          </table:table-cell>
          <table:table-cell table:style-name="ce16" office:value-type="float" office:value="1196" calcext:value-type="float">
            <text:p>1196</text:p>
          </table:table-cell>
          <table:table-cell table:style-name="ce16" office:value-type="float" office:value="1088" calcext:value-type="float">
            <text:p>1088</text:p>
          </table:table-cell>
          <table:table-cell table:style-name="ce16" office:value-type="float" office:value="888" calcext:value-type="float">
            <text:p>888</text:p>
          </table:table-cell>
          <table:table-cell table:style-name="ce16" office:value-type="float" office:value="869" calcext:value-type="float">
            <text:p>869</text:p>
          </table:table-cell>
          <table:table-cell table:style-name="ce16" office:value-type="float" office:value="854" calcext:value-type="float">
            <text:p>854</text:p>
          </table:table-cell>
          <table:table-cell table:style-name="ce63" office:value-type="float" office:value="776" calcext:value-type="float">
            <text:p>776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4-20210820-143805</text:p>
          </table:table-cell>
          <table:table-cell table:style-name="ce16" office:value-type="float" office:value="2340" calcext:value-type="float">
            <text:p>2340</text:p>
          </table:table-cell>
          <table:table-cell table:style-name="ce16" office:value-type="float" office:value="2235" calcext:value-type="float">
            <text:p>2235</text:p>
          </table:table-cell>
          <table:table-cell table:style-name="ce16" office:value-type="float" office:value="1107" calcext:value-type="float">
            <text:p>1107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205" calcext:value-type="float">
            <text:p>1205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822" calcext:value-type="float">
            <text:p>822</text:p>
          </table:table-cell>
          <table:table-cell table:style-name="ce16" office:value-type="float" office:value="753" calcext:value-type="float">
            <text:p>753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716" calcext:value-type="float">
            <text:p>716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float" office:value="596" calcext:value-type="float">
            <text:p>596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-j4-20210821-111259</text:p>
          </table:table-cell>
          <table:table-cell table:style-name="ce16" office:value-type="float" office:value="3240" calcext:value-type="float">
            <text:p>3240</text:p>
          </table:table-cell>
          <table:table-cell table:style-name="ce16" office:value-type="float" office:value="1916" calcext:value-type="float">
            <text:p>1916</text:p>
          </table:table-cell>
          <table:table-cell table:style-name="ce16" office:value-type="float" office:value="1602" calcext:value-type="float">
            <text:p>1602</text:p>
          </table:table-cell>
          <table:table-cell table:style-name="ce16" office:value-type="float" office:value="1320" calcext:value-type="float">
            <text:p>1320</text:p>
          </table:table-cell>
          <table:table-cell table:style-name="ce16" office:value-type="float" office:value="1065" calcext:value-type="float">
            <text:p>1065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784" calcext:value-type="float">
            <text:p>784</text:p>
          </table:table-cell>
          <table:table-cell table:style-name="ce16" office:value-type="float" office:value="774" calcext:value-type="float">
            <text:p>774</text:p>
          </table:table-cell>
          <table:table-cell table:style-name="ce63" office:value-type="float" office:value="717" calcext:value-type="float">
            <text:p>717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528" calcext:value-type="float">
            <text:p>528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4-20210820-154815</text:p>
          </table:table-cell>
          <table:table-cell table:style-name="ce16" office:value-type="float" office:value="2317" calcext:value-type="float">
            <text:p>2317</text:p>
          </table:table-cell>
          <table:table-cell table:style-name="ce16" office:value-type="float" office:value="2276" calcext:value-type="float">
            <text:p>2276</text:p>
          </table:table-cell>
          <table:table-cell table:style-name="ce16" office:value-type="float" office:value="1463" calcext:value-type="float">
            <text:p>1463</text:p>
          </table:table-cell>
          <table:table-cell table:style-name="ce16" office:value-type="float" office:value="1128" calcext:value-type="float">
            <text:p>1128</text:p>
          </table:table-cell>
          <table:table-cell table:style-name="ce16" office:value-type="float" office:value="1141" calcext:value-type="float">
            <text:p>1141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773" calcext:value-type="float">
            <text:p>773</text:p>
          </table:table-cell>
          <table:table-cell table:style-name="ce16" office:value-type="float" office:value="821" calcext:value-type="float">
            <text:p>821</text:p>
          </table:table-cell>
          <table:table-cell table:style-name="ce63" office:value-type="float" office:value="722" calcext:value-type="float">
            <text:p>722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573" calcext:value-type="float">
            <text:p>573</text:p>
          </table:table-cell>
          <table:table-cell office:value-type="float" office:value="568" calcext:value-type="float">
            <text:p>568</text:p>
          </table:table-cell>
          <table:table-cell office:value-type="float" office:value="507" calcext:value-type="float">
            <text:p>507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no_multilib_hardened-j4-20210823-112521</text:p>
          </table:table-cell>
          <table:table-cell table:style-name="ce16" office:value-type="float" office:value="2730" calcext:value-type="float">
            <text:p>2730</text:p>
          </table:table-cell>
          <table:table-cell table:style-name="ce16" office:value-type="float" office:value="2415" calcext:value-type="float">
            <text:p>2415</text:p>
          </table:table-cell>
          <table:table-cell table:style-name="ce16" office:value-type="float" office:value="1488" calcext:value-type="float">
            <text:p>1488</text:p>
          </table:table-cell>
          <table:table-cell table:style-name="ce16" office:value-type="float" office:value="1221" calcext:value-type="float">
            <text:p>1221</text:p>
          </table:table-cell>
          <table:table-cell table:style-name="ce16" office:value-type="float" office:value="998" calcext:value-type="float">
            <text:p>998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743" calcext:value-type="float">
            <text:p>743</text:p>
          </table:table-cell>
          <table:table-cell table:style-name="ce63" office:value-type="float" office:value="657" calcext:value-type="float">
            <text:p>657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589" calcext:value-type="float">
            <text:p>589</text:p>
          </table:table-cell>
          <table:table-cell table:style-name="ce16" office:value-type="float" office:value="570" calcext:value-type="float">
            <text:p>57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4-20210826-190021</text:p>
          </table:table-cell>
          <table:table-cell table:style-name="ce16" office:value-type="float" office:value="1564" calcext:value-type="float">
            <text:p>1564</text:p>
          </table:table-cell>
          <table:table-cell table:style-name="ce16" office:value-type="float" office:value="2365" calcext:value-type="float">
            <text:p>2365</text:p>
          </table:table-cell>
          <table:table-cell table:style-name="ce16" office:value-type="float" office:value="1856" calcext:value-type="float">
            <text:p>1856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1172" calcext:value-type="float">
            <text:p>1172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880" calcext:value-type="float">
            <text:p>880</text:p>
          </table:table-cell>
          <table:table-cell table:style-name="ce16" office:value-type="float" office:value="724" calcext:value-type="float">
            <text:p>724</text:p>
          </table:table-cell>
          <table:table-cell table:style-name="ce63" office:value-type="float" office:value="827" calcext:value-type="float">
            <text:p>827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4-20210822-142511</text:p>
          </table:table-cell>
          <table:table-cell table:style-name="ce16" office:value-type="float" office:value="2579" calcext:value-type="float">
            <text:p>2579</text:p>
          </table:table-cell>
          <table:table-cell table:style-name="ce16" office:value-type="float" office:value="2077" calcext:value-type="float">
            <text:p>2077</text:p>
          </table:table-cell>
          <table:table-cell table:style-name="ce16" office:value-type="float" office:value="1722" calcext:value-type="float">
            <text:p>1722</text:p>
          </table:table-cell>
          <table:table-cell table:style-name="ce16" office:value-type="float" office:value="1134" calcext:value-type="float">
            <text:p>1134</text:p>
          </table:table-cell>
          <table:table-cell table:style-name="ce16" office:value-type="float" office:value="1123" calcext:value-type="float">
            <text:p>1123</text:p>
          </table:table-cell>
          <table:table-cell table:style-name="ce16" office:value-type="float" office:value="972" calcext:value-type="float">
            <text:p>972</text:p>
          </table:table-cell>
          <table:table-cell table:style-name="ce16" office:value-type="float" office:value="927" calcext:value-type="float">
            <text:p>927</text:p>
          </table:table-cell>
          <table:table-cell table:style-name="ce16" office:value-type="float" office:value="722" calcext:value-type="float">
            <text:p>722</text:p>
          </table:table-cell>
          <table:table-cell table:style-name="ce63" office:value-type="float" office:value="734" calcext:value-type="float">
            <text:p>734</text:p>
          </table:table-cell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595" calcext:value-type="float">
            <text:p>595</text:p>
          </table:table-cell>
          <table:table-cell office:value-type="float" office:value="509" calcext:value-type="float">
            <text:p>509</text:p>
          </table:table-cell>
          <table:table-cell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desktop_plasma_systemd-j4-20210828-105103</text:p>
          </table:table-cell>
          <table:table-cell table:style-name="ce16" office:value-type="float" office:value="2649" calcext:value-type="float">
            <text:p>2649</text:p>
          </table:table-cell>
          <table:table-cell table:style-name="ce16" office:value-type="float" office:value="1603" calcext:value-type="float">
            <text:p>1603</text:p>
          </table:table-cell>
          <table:table-cell table:style-name="ce16" office:value-type="float" office:value="1091" calcext:value-type="float">
            <text:p>1091</text:p>
          </table:table-cell>
          <table:table-cell table:style-name="ce16" office:value-type="float" office:value="895" calcext:value-type="float">
            <text:p>895</text:p>
          </table:table-cell>
          <table:table-cell table:style-name="ce16" office:value-type="float" office:value="780" calcext:value-type="float">
            <text:p>7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597" calcext:value-type="float">
            <text:p>597</text:p>
          </table:table-cell>
          <table:table-cell table:style-name="ce16" office:value-type="float" office:value="557" calcext:value-type="float">
            <text:p>557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6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1">
          <table:table-cell table:style-name="ce16" table:number-columns-repeated="13"/>
          <table:table-cell table:number-columns-repeated="1010"/>
        </table:table-row>
        <table:table-row table:style-name="ro1" table:number-rows-repeated="7">
          <table:table-cell table:style-name="ce17"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7" table:number-columns-repeated="14"/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8:20:30.459658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9-05T18:20:41.841004862</dc:date>
    <dc:creator>Toralf Förster</dc:creator>
    <meta:editing-duration>P3DT1H46M5S</meta:editing-duration>
    <meta:editing-cycles>382</meta:editing-cycles>
    <meta:generator>LibreOffice/7.1.3.2$Linux_X86_64 LibreOffice_project/10$Build-2</meta:generator>
    <meta:document-statistic meta:table-count="1" meta:cell-count="251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6">
      <style:chart-properties chart:display-label="true" chart:logarithmic="false" chart:minimum="-4500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02cm" svg:height="11.768cm" xlink:href=".." xlink:type="simple" chart:class="chart:line" chart:style-name="ch1">
        <chart:title svg:x="11.016cm" svg:y="0.371cm" chart:style-name="ch2">
          <text:p>-j4</text:p>
        </chart:title>
        <chart:legend chart:legend-position="end" svg:x="16.698cm" svg:y="8.484cm" style:legend-expansion="custom" svg:width="2.781cm" svg:height="2.592cm" style:legend-expansion-aspect-ratio="1.07291666666667" chart:style-name="ch3"/>
        <chart:plot-area chart:style-name="ch4" table:cell-range-address="Sheet1.A39:Sheet1.O42 Sheet1.A44:Sheet1.O44" chart:data-source-has-labels="column" svg:x="0.424cm" svg:y="0.234cm" svg:width="20.994cm" svg:height="11.297cm">
          <chart:coordinate-region svg:x="1.522cm" svg:y="0.433cm" svg:width="19.709cm" svg:height="10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9:Sheet1.O39" chart:label-cell-address="Sheet1.A39:Sheet1.A39" chart:class="chart:line">
            <chart:data-point chart:repeated="14"/>
          </chart:series>
          <chart:series chart:style-name="ch9" chart:values-cell-range-address="Sheet1.B40:Sheet1.O40" chart:label-cell-address="Sheet1.A40:Sheet1.A40" chart:class="chart:line">
            <chart:data-point chart:repeated="14"/>
          </chart:series>
          <chart:series chart:style-name="ch10" chart:values-cell-range-address="Sheet1.B41:Sheet1.O41" chart:label-cell-address="Sheet1.A41:Sheet1.A41" chart:class="chart:line">
            <chart:data-point chart:repeated="14"/>
          </chart:series>
          <chart:series chart:style-name="ch11" chart:values-cell-range-address="Sheet1.B42:Sheet1.O42" chart:label-cell-address="Sheet1.A42:Sheet1.A42" chart:class="chart:line">
            <chart:data-point chart:repeated="14"/>
          </chart:series>
          <chart:series chart:style-name="ch12" chart:values-cell-range-address="Sheet1.B44:Sheet1.O44" chart:label-cell-address="Sheet1.A44:Sheet1.A44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-6500</text:p>
                <draw:g>
                  <svg:desc>Sheet1.A39:Sheet1.A39</svg:desc>
                </draw:g>
              </table:table-cell>
              <table:table-cell office:value-type="float" office:value="-3986.33333333333">
                <text:p>-3986.33333333333</text:p>
                <draw:g>
                  <svg:desc>Sheet1.B39:Sheet1.O39</svg:desc>
                </draw:g>
              </table:table-cell>
              <table:table-cell office:value-type="float" office:value="-927.208333333333">
                <text:p>-927.208333333333</text:p>
              </table:table-cell>
              <table:table-cell office:value-type="float" office:value="-114.555555555556">
                <text:p>-114.555555555556</text:p>
              </table:table-cell>
              <table:table-cell office:value-type="float" office:value="214.791666666667">
                <text:p>214.791666666667</text:p>
              </table:table-cell>
              <table:table-cell office:value-type="float" office:value="381.4">
                <text:p>381.4</text:p>
              </table:table-cell>
              <table:table-cell office:value-type="float" office:value="469.847222222222">
                <text:p>469.847222222222</text:p>
              </table:table-cell>
              <table:table-cell office:value-type="float" office:value="518.952380952381">
                <text:p>518.952380952381</text:p>
              </table:table-cell>
              <table:table-cell office:value-type="float" office:value="549.15625">
                <text:p>549.15625</text:p>
              </table:table-cell>
              <table:table-cell office:value-type="float" office:value="571.170634920635">
                <text:p>571.170634920635</text:p>
              </table:table-cell>
              <table:table-cell office:value-type="float" office:value="581.973571428571">
                <text:p>581.973571428571</text:p>
              </table:table-cell>
              <table:table-cell office:value-type="float" office:value="583.594155844156">
                <text:p>583.594155844156</text:p>
              </table:table-cell>
              <table:table-cell office:value-type="float" office:value="582.661309523809">
                <text:p>582.661309523809</text:p>
              </table:table-cell>
              <table:table-cell office:value-type="float" office:value="579.264285714286">
                <text:p>579.264285714286</text:p>
              </table:table-cell>
              <table:table-cell office:value-type="float" office:value="570.566836734694">
                <text:p>570.566836734694</text:p>
              </table:table-cell>
            </table:table-row>
            <table:table-row>
              <table:table-cell office:value-type="string">
                <text:p>-5000</text:p>
                <draw:g>
                  <svg:desc>Sheet1.A40:Sheet1.A40</svg:desc>
                </draw:g>
              </table:table-cell>
              <table:table-cell office:value-type="float" office:value="-2486.33333333333">
                <text:p>-2486.33333333333</text:p>
                <draw:g>
                  <svg:desc>Sheet1.B40:Sheet1.O40</svg:desc>
                </draw:g>
              </table:table-cell>
              <table:table-cell office:value-type="float" office:value="-177.208333333333">
                <text:p>-177.208333333333</text:p>
              </table:table-cell>
              <table:table-cell office:value-type="float" office:value="385.444444444444">
                <text:p>385.444444444444</text:p>
              </table:table-cell>
              <table:table-cell office:value-type="float" office:value="589.791666666667">
                <text:p>589.791666666667</text:p>
              </table:table-cell>
              <table:table-cell office:value-type="float" office:value="681.4">
                <text:p>681.4</text:p>
              </table:table-cell>
              <table:table-cell office:value-type="float" office:value="719.847222222222">
                <text:p>719.847222222222</text:p>
              </table:table-cell>
              <table:table-cell office:value-type="float" office:value="733.238095238095">
                <text:p>733.238095238095</text:p>
              </table:table-cell>
              <table:table-cell office:value-type="float" office:value="736.65625">
                <text:p>736.65625</text:p>
              </table:table-cell>
              <table:table-cell office:value-type="float" office:value="737.837301587301">
                <text:p>737.837301587301</text:p>
              </table:table-cell>
              <table:table-cell office:value-type="float" office:value="731.973571428571">
                <text:p>731.973571428571</text:p>
              </table:table-cell>
              <table:table-cell office:value-type="float" office:value="719.957792207792">
                <text:p>719.957792207792</text:p>
              </table:table-cell>
              <table:table-cell office:value-type="float" office:value="707.661309523809">
                <text:p>707.661309523809</text:p>
              </table:table-cell>
              <table:table-cell office:value-type="float" office:value="694.648901098901">
                <text:p>694.648901098901</text:p>
              </table:table-cell>
              <table:table-cell office:value-type="float" office:value="677.709693877551">
                <text:p>677.709693877551</text:p>
              </table:table-cell>
            </table:table-row>
            <table:table-row>
              <table:table-cell office:value-type="string">
                <text:p>-3500</text:p>
                <draw:g>
                  <svg:desc>Sheet1.A41:Sheet1.A41</svg:desc>
                </draw:g>
              </table:table-cell>
              <table:table-cell office:value-type="float" office:value="-986.333333333334">
                <text:p>-986.333333333334</text:p>
                <draw:g>
                  <svg:desc>Sheet1.B41:Sheet1.O41</svg:desc>
                </draw:g>
              </table:table-cell>
              <table:table-cell office:value-type="float" office:value="572.791666666667">
                <text:p>572.791666666667</text:p>
              </table:table-cell>
              <table:table-cell office:value-type="float" office:value="885.444444444444">
                <text:p>885.444444444444</text:p>
              </table:table-cell>
              <table:table-cell office:value-type="float" office:value="964.791666666667">
                <text:p>964.791666666667</text:p>
              </table:table-cell>
              <table:table-cell office:value-type="float" office:value="981.4">
                <text:p>981.4</text:p>
              </table:table-cell>
              <table:table-cell office:value-type="float" office:value="969.847222222222">
                <text:p>969.847222222222</text:p>
              </table:table-cell>
              <table:table-cell office:value-type="float" office:value="947.523809523809">
                <text:p>947.523809523809</text:p>
              </table:table-cell>
              <table:table-cell office:value-type="float" office:value="924.15625">
                <text:p>924.15625</text:p>
              </table:table-cell>
              <table:table-cell office:value-type="float" office:value="904.503968253968">
                <text:p>904.503968253968</text:p>
              </table:table-cell>
              <table:table-cell office:value-type="float" office:value="881.973571428571">
                <text:p>881.973571428571</text:p>
              </table:table-cell>
              <table:table-cell office:value-type="float" office:value="856.321428571428">
                <text:p>856.321428571428</text:p>
              </table:table-cell>
              <table:table-cell office:value-type="float" office:value="832.661309523809">
                <text:p>832.661309523809</text:p>
              </table:table-cell>
              <table:table-cell office:value-type="float" office:value="810.033516483516">
                <text:p>810.033516483516</text:p>
              </table:table-cell>
              <table:table-cell office:value-type="float" office:value="784.852551020408">
                <text:p>784.852551020408</text:p>
              </table:table-cell>
            </table:table-row>
            <table:table-row>
              <table:table-cell office:value-type="string">
                <text:p>-2000</text:p>
                <draw:g>
                  <svg:desc>Sheet1.A42:Sheet1.A42</svg:desc>
                </draw:g>
              </table:table-cell>
              <table:table-cell office:value-type="float" office:value="513.666666666667">
                <text:p>513.666666666667</text:p>
                <draw:g>
                  <svg:desc>Sheet1.B42:Sheet1.O42</svg:desc>
                </draw:g>
              </table:table-cell>
              <table:table-cell office:value-type="float" office:value="1322.79166666667">
                <text:p>1322.79166666667</text:p>
              </table:table-cell>
              <table:table-cell office:value-type="float" office:value="1385.44444444444">
                <text:p>1385.44444444444</text:p>
              </table:table-cell>
              <table:table-cell office:value-type="float" office:value="1339.79166666667">
                <text:p>1339.79166666667</text:p>
              </table:table-cell>
              <table:table-cell office:value-type="float" office:value="1281.4">
                <text:p>1281.4</text:p>
              </table:table-cell>
              <table:table-cell office:value-type="float" office:value="1219.84722222222">
                <text:p>1219.84722222222</text:p>
              </table:table-cell>
              <table:table-cell office:value-type="float" office:value="1161.80952380952">
                <text:p>1161.80952380952</text:p>
              </table:table-cell>
              <table:table-cell office:value-type="float" office:value="1111.65625">
                <text:p>1111.65625</text:p>
              </table:table-cell>
              <table:table-cell office:value-type="float" office:value="1071.17063492063">
                <text:p>1071.17063492063</text:p>
              </table:table-cell>
              <table:table-cell office:value-type="float" office:value="1031.97357142857">
                <text:p>1031.97357142857</text:p>
              </table:table-cell>
              <table:table-cell office:value-type="float" office:value="992.685064935065">
                <text:p>992.685064935065</text:p>
              </table:table-cell>
              <table:table-cell office:value-type="float" office:value="957.661309523809">
                <text:p>957.661309523809</text:p>
              </table:table-cell>
              <table:table-cell office:value-type="float" office:value="925.418131868132">
                <text:p>925.418131868132</text:p>
              </table:table-cell>
              <table:table-cell office:value-type="float" office:value="891.995408163265">
                <text:p>891.995408163265</text:p>
              </table:table-cell>
            </table:table-row>
            <table:table-row>
              <table:table-cell office:value-type="string">
                <text:p>avg thruput</text:p>
                <draw:g>
                  <svg:desc>Sheet1.A44:Sheet1.A44</svg:desc>
                </draw:g>
              </table:table-cell>
              <table:table-cell office:value-type="float" office:value="2513.66666666667">
                <text:p>2513.66666666667</text:p>
                <draw:g>
                  <svg:desc>Sheet1.B44:Sheet1.O44</svg:desc>
                </draw:g>
              </table:table-cell>
              <table:table-cell office:value-type="float" office:value="2131.91666666667">
                <text:p>2131.91666666667</text:p>
              </table:table-cell>
              <table:table-cell office:value-type="float" office:value="1510.75">
                <text:p>1510.75</text:p>
              </table:table-cell>
              <table:table-cell office:value-type="float" office:value="1202.83333333333">
                <text:p>1202.83333333333</text:p>
              </table:table-cell>
              <table:table-cell office:value-type="float" office:value="1047.83333333333">
                <text:p>1047.83333333333</text:p>
              </table:table-cell>
              <table:table-cell office:value-type="float" office:value="912.083333333333">
                <text:p>912.083333333333</text:p>
              </table:table-cell>
              <table:table-cell office:value-type="float" office:value="813.583333333333">
                <text:p>813.583333333333</text:p>
              </table:table-cell>
              <table:table-cell office:value-type="float" office:value="760.583333333333">
                <text:p>760.583333333333</text:p>
              </table:table-cell>
              <table:table-cell office:value-type="float" office:value="747.285714285714">
                <text:p>747.285714285714</text:p>
              </table:table-cell>
              <table:table-cell office:value-type="float" office:value="679.2">
                <text:p>679.2</text:p>
              </table:table-cell>
              <table:table-cell office:value-type="float" office:value="599.8">
                <text:p>599.8</text:p>
              </table:table-cell>
              <table:table-cell office:value-type="float" office:value="572.4">
                <text:p>572.4</text:p>
              </table:table-cell>
              <table:table-cell office:value-type="float" office:value="538.5">
                <text:p>538.5</text:p>
              </table:table-cell>
              <table:table-cell office:value-type="float" office:value="457.5">
                <text:p>45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